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2.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3.53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2pt" style:font-name-asian="SimSun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imSun" fo:font-size="12pt" style:font-name-asian="SimSun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0.762cm" svg:x="3.159cm" svg:y="3.286cm">
          <text:p text:style-name="P1"><text:span text:style-name="T1">USB</text:span><text:span text:style-name="T1">设备驱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0.762cm" svg:x="3.159cm" svg:y="4.683cm">
          <text:p text:style-name="P1"><text:span text:style-name="T1">USB 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016cm" svg:x="2.524cm" svg:y="6.08cm">
          <text:p text:style-name="P1"><text:span text:style-name="T1">USB</text:span><text:span text:style-name="T1">主机控制器驱动</text:span></text:p>
          <text:p text:style-name="P1"><text:span text:style-name="T1">OHCI/UHCI/EHC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64cm" svg:height="1.016cm" svg:x="2.524cm" svg:y="7.731cm">
          <text:p text:style-name="P1"><text:span text:style-name="T1">USB</text:span><text:span text:style-name="T1">主机控制器</text:span></text:p>
          <text:p text:style-name="P1"><text:span text:style-name="T1">OHCI/UHCI/EHCI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556cm" svg:y1="4.048cm" svg:x2="4.556cm" svg:y2="4.683cm">
          <text:p/>
        </draw:line>
        <draw:line draw:style-name="gr3" draw:text-style-name="P3" draw:layer="layout" svg:x1="4.556cm" svg:y1="5.445cm" svg:x2="4.556cm" svg:y2="6.08cm">
          <text:p/>
        </draw:line>
        <draw:line draw:style-name="gr3" draw:text-style-name="P3" draw:layer="layout" svg:x1="4.556cm" svg:y1="7.096cm" svg:x2="4.556cm" svg:y2="7.7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F_20_One" draw:display-name="CF One" svg:viewBox="-19 -40 38 40" svg:d="M0 0h1v-40h-2v40zM1 0h-20v-2h20zM-1 0h20v-2h-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23:44:20.564799405</meta:creation-date>
    <dc:date>2020-05-15T23:48:43.378172937</dc:date>
    <meta:editing-duration>PT4M23S</meta:editing-duration>
    <meta:editing-cycles>1</meta:editing-cycles>
    <meta:document-statistic meta:object-count="7"/>
    <meta:generator>LibreOffice/6.0.7.3$Linux_X86_64 LibreOffice_project/00m0$Build-3</meta:generator>
  </office:meta>
</office:document-meta>
</file>